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tyles.xml" manifest:media-type="text/xml"/>
  <manifest:file-entry manifest:full-path="Object 22/" manifest:version="1.2" manifest:media-type="application/vnd.oasis.opendocument.spreadsheet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layout-cache" manifest:media-type="application/binary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Serif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text-position="0% 100%" style:font-name="Liberation Serif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3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4" style:family="paragraph" style:parent-style-name="Text_20_body">
      <style:text-properties fo:color="#000000" style:text-position="0% 100%" style:font-name="Liberation Serif" fo:font-size="12pt" fo:font-weight="normal" style:font-name-asian="Droid Sans Fallback" style:font-size-asian="12pt" style:font-weight-asian="normal" style:font-name-complex="Lohit Hindi" style:font-size-complex="12pt" style:font-weight-complex="normal"/>
    </style:style>
    <style:style style:name="P5" style:family="paragraph" style:parent-style-name="Text_20_body">
      <style:text-properties fo:color="#000000" style:font-name="Liberation Serif" fo:font-size="12pt" style:font-name-asian="Monospace" style:font-size-asian="12pt" style:font-name-complex="Monospace" style:font-size-complex="12pt"/>
    </style:style>
    <style:style style:name="P6" style:family="paragraph" style:parent-style-name="Text_20_body">
      <style:text-properties fo:color="#000000" style:font-name="Liberation Serif" fo:font-size="12pt" style:font-name-asian="Droid Sans Fallback" style:font-size-asian="12pt" style:font-name-complex="Lohit Hindi" style:font-size-complex="12pt"/>
    </style:style>
    <style:style style:name="P7" style:family="paragraph" style:parent-style-name="Text_20_body">
      <style:text-properties fo:color="#000000" style:font-name="Liberation Serif" fo:font-size="12pt" fo:font-weight="normal" style:font-name-asian="Droid Sans Fallback" style:font-size-asian="12pt" style:font-weight-asian="normal" style:font-name-complex="Lohit Hindi" style:font-size-complex="12pt" style:font-weight-complex="normal"/>
    </style:style>
    <style:style style:name="P8" style:family="paragraph" style:parent-style-name="Text_20_body">
      <style:text-properties style:font-name="Liberation Serif" fo:font-size="12pt" style:font-size-asian="12pt" style:font-size-complex="12pt"/>
    </style:style>
    <style:style style:name="P9" style:family="paragraph" style:parent-style-name="Header">
      <style:text-properties style:font-name="Liberation Serif"/>
    </style:style>
    <style:style style:name="P10" style:family="paragraph" style:parent-style-name="Text_20_body">
      <style:text-properties fo:color="#000000"/>
    </style:style>
    <style:style style:name="P11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2" style:family="paragraph" style:parent-style-name="Text_20_body" style:list-style-name="L1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3" style:family="paragraph" style:parent-style-name="Text_20_body" style:list-style-name="L2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4" style:family="paragraph" style:parent-style-name="Text_20_body" style:list-style-name="L3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5" style:family="paragraph" style:parent-style-name="Text_20_body" style:list-style-name="L5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6" style:family="paragraph" style:parent-style-name="Text_20_body" style:list-style-name="L6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7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18" style:family="paragraph" style:parent-style-name="Text_20_body">
      <style:text-properties style:font-name="Liberation Serif" fo:font-size="12pt" style:font-name-asian="Droid Sans Fallback" style:font-size-asian="12pt" style:font-name-complex="Lohit Hindi" style:font-size-complex="12pt"/>
    </style:style>
    <style:style style:name="P19" style:family="paragraph" style:parent-style-name="Text_20_body" style:list-style-name="L1">
      <style:text-properties style:font-name="Liberation Serif"/>
    </style:style>
    <style:style style:name="P20" style:family="paragraph" style:parent-style-name="Text_20_body" style:list-style-name="L4"/>
    <style:style style:name="P21" style:family="paragraph" style:parent-style-name="Heading_20_1">
      <style:text-properties style:font-name="Liberation Serif"/>
    </style:style>
    <style:style style:name="T1" style:family="text">
      <style:text-properties fo:color="#000000" style:text-position="super 58%" style:font-name-asian="Droid Sans Fallback" style:font-name-complex="Lohit Hindi"/>
    </style:style>
    <style:style style:name="T2" style:family="text">
      <style:text-properties fo:color="#000000" style:text-position="super 58%" style:font-name-asian="Monospace" style:font-name-complex="Monospace"/>
    </style:style>
    <style:style style:name="T3" style:family="text">
      <style:text-properties fo:color="#000000" style:text-position="0% 100%"/>
    </style:style>
    <style:style style:name="T4" style:family="text">
      <style:text-properties fo:color="#000000" style:text-position="0% 100%" style:font-name-asian="Droid Sans Fallback" style:font-name-complex="Lohit Hindi"/>
    </style:style>
    <style:style style:name="T5" style:family="text">
      <style:text-properties fo:color="#000000" style:text-position="0% 100%" style:font-name-asian="Monospace" style:font-name-complex="Monospace"/>
    </style:style>
    <style:style style:name="T6" style:family="text">
      <style:text-properties fo:color="#000000" style:text-position="0% 100%" fo:font-size="12pt" style:font-name-asian="Droid Sans Fallback" style:font-size-asian="12pt" style:font-name-complex="Lohit Hindi" style:font-size-complex="12pt"/>
    </style:style>
    <style:style style:name="T7" style:family="text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T8" style:family="text">
      <style:text-properties fo:color="#000000" style:text-position="0% 100%" style:font-name="Droid Sans Mono" fo:font-size="11pt" fo:font-style="normal" fo:font-weight="normal" style:font-name-asian="Droid Sans Mono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T9" style:family="text">
      <style:text-properties fo:color="#000000" style:font-name-asian="Monospace" style:font-name-complex="Monospace"/>
    </style:style>
    <style:style style:name="T10" style:family="text">
      <style:text-properties fo:font-variant="normal" fo:text-transform="none" fo:color="#000000" style:text-position="0% 100%" fo:letter-spacing="normal" style:font-name-asian="Droid Sans Fallback" style:font-name-complex="Lohit Hindi"/>
    </style:style>
    <style:style style:name="T11" style:family="text">
      <style:text-properties fo:font-variant="normal" fo:text-transform="none" fo:color="#000000" style:text-position="0% 100%" style:font-name="Liberation Serif" fo:font-size="12pt" fo:letter-spacing="normal" style:font-name-asian="Droid Sans Fallback" style:font-size-asian="12pt" style:font-name-complex="Lohit Hindi" style:font-size-complex="12pt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font-variant="normal" fo:text-transform="none" fo:color="#252525" fo:font-size="10.5pt" fo:letter-spacing="normal" fo:font-style="normal" fo:font-weight="normal"/>
    </style:style>
    <style:style style:name="T14" style:family="text">
      <style:text-properties fo:font-variant="normal" fo:text-transform="none" fo:color="#333333" fo:letter-spacing="normal"/>
    </style:style>
    <style:style style:name="T15" style:family="text">
      <style:text-properties fo:font-variant="normal" fo:text-transform="none" style:text-position="0% 100%" style:font-name="Liberation Serif" fo:font-size="12pt" fo:letter-spacing="normal" style:font-name-asian="Droid Sans Fallback" style:font-size-asian="12pt" style:font-name-complex="Lohit Hindi" style:font-size-complex="12pt"/>
    </style:style>
    <style:style style:name="T16" style:family="text">
      <style:text-properties style:text-position="sub 58%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-asian="Monospace" style:font-name-complex="Monospace"/>
    </style:style>
    <style:style style:name="T19" style:family="text">
      <style:text-properties style:text-position="0% 100%"/>
    </style:style>
    <style:style style:name="T20" style:family="text">
      <style:text-properties style:text-position="0% 100%" style:font-name-asian="Monospace" style:font-name-complex="Monospace"/>
    </style:style>
    <style:style style:name="T21" style:family="text">
      <style:text-properties style:text-position="0% 100%" fo:font-weight="bold" style:font-weight-asian="bold" style:font-weight-complex="bold"/>
    </style:style>
    <style:style style:name="T22" style:family="text">
      <style:text-properties style:font-name-asian="Monospace" style:font-name-complex="Monospac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name-asian="Monospace" style:font-weight-asian="bold" style:font-name-complex="Monospace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DSA Blatt 02 <text:tab/><text:tab/><text:tab/><text:tab/><text:tab/></text:h>
      <text:p text:style-name="P9">Leonard Oertelt 1276156</text:p>
      <text:p text:style-name="P9">Julian Opitz 1302082</text:p>
      <text:p text:style-name="P9"/>
      <text:p text:style-name="P8">Aufage 4:</text:p>
      <text:p text:style-name="P8">a)</text:p>
      <text:p text:style-name="P8">Fibonacci:</text:p>
      <text:p text:style-name="P8">Rekursiv mit 46 als Eingabe: <text:tab/><text:span text:style-name="T9">1836311903 (Berechnung benötigte ca. 4.795s)</text:span></text:p>
      <text:p text:style-name="P8"><text:span text:style-name="T9">Iterativ mit 46 als Eingabe:<text:tab/> <text:s/><text:tab/>1836311903 (Berechnung benötigte ca. 2.1 * </text:span><text:span text:style-name="T5">10</text:span><text:span text:style-name="T2">-8</text:span><text:span text:style-name="T5">s</text:span><text:span text:style-name="T9">)</text:span></text:p>
      <text:p text:style-name="P5"/>
      <text:p text:style-name="P3">b)</text:p>
      <text:p text:style-name="P3">Fakultät:</text:p>
      <text:p text:style-name="P8">Rekursiv mit 10 als Eingabe: <text:tab/><text:span text:style-name="T9">3628800 (Berechnung benötigte ca. </text:span><text:span text:style-name="T5">2.6 * 10</text:span><text:span text:style-name="T2">-8</text:span><text:span text:style-name="T5">s</text:span><text:span text:style-name="T9">)</text:span></text:p>
      <text:p text:style-name="P6"><text:span text:style-name="T20">Iterativ mit 10 als Eingabe:<text:tab/> <text:s/><text:tab/></text:span><text:span text:style-name="T22">3628800</text:span><text:span text:style-name="T20"> (Berechnung benötigte ca. 1.628 * 10</text:span><text:span text:style-name="T18">-9</text:span><text:span text:style-name="T20">s)</text:span></text:p>
      <text:p text:style-name="P3"/>
      <text:p text:style-name="P3">c)</text:p>
      <text:p text:style-name="P3">Pseudocode Logarithmusfunktion:</text:p>
      <text:p text:style-name="P7"><text:span text:style-name="T21">Algorithm <text:s/></text:span><text:span text:style-name="T24">logarithmusNIterationen</text:span><text:span text:style-name="T22">(</text:span><text:span text:style-name="T24">x</text:span><text:span text:style-name="T22">,</text:span><text:span text:style-name="T24">n</text:span><text:span text:style-name="T22">)</text:span></text:p>
      <text:p text:style-name="P1"><text:tab/>sum ← 0;</text:p>
      <text:p text:style-name="P1"><text:tab/><text:span text:style-name="T23">for</text:span> k ← 0 <text:span text:style-name="T23">to</text:span> n <text:span text:style-name="T23">do</text:span></text:p>
      <text:p text:style-name="P1"><text:tab/><text:tab/>sum ← sum + <text:span text:style-name="T17"><draw:frame draw:style-name="fr1" draw:name="Object1" text:anchor-type="as-char" svg:y="-0.711cm" svg:width="3.161cm" svg:height="1.226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9">;</text:span><text:tab/><text:tab/></text:p>
      <text:p text:style-name="P1"><text:tab/><text:span text:style-name="T23">return</text:span> 2 * sum;</text:p>
      <text:p text:style-name="P4"/>
      <text:p text:style-name="P3">d)</text:p>
      <text:p text:style-name="P7"><text:span text:style-name="T21">Algorithm <text:s/></text:span><text:span text:style-name="T24">logarithmusNIterationenOptimized</text:span><text:span text:style-name="T22">(</text:span><text:span text:style-name="T24">x</text:span><text:span text:style-name="T22">,</text:span><text:span text:style-name="T24">n</text:span><text:span text:style-name="T22">)</text:span></text:p>
      <text:p text:style-name="P1"><text:tab/>sum ← 0;</text:p>
      <text:p text:style-name="P1"><text:tab/>bruch ← <draw:frame draw:style-name="fr1" draw:name="Object21" text:anchor-type="as-char" svg:y="-0.619cm" svg:width="1.081cm" svg:height="0.998cm" draw:z-index="3"><draw:object xlink:href="./Object 3" xlink:type="simple" xlink:show="embed" xlink:actuate="onLoad"/><draw:image xlink:href="./ObjectReplacements/Object 3" xlink:type="simple" xlink:show="embed" xlink:actuate="onLoad"/></draw:frame>;</text:p>
      <text:p text:style-name="P1"><text:tab/><text:span text:style-name="T23">for</text:span> k ← 0 <text:span text:style-name="T23">to</text:span> n <text:span text:style-name="T23">do</text:span></text:p>
      <text:p text:style-name="P1"><text:span text:style-name="T23"><text:tab/><text:tab/></text:span>exponent<text:span text:style-name="T23"> ← </text:span>2k + 1;</text:p>
      <text:p text:style-name="P1"><text:tab/><text:tab/>sum ← sum + <text:span text:style-name="T17"><draw:frame draw:style-name="fr1" draw:name="Object2" text:anchor-type="as-char" svg:y="-0.681cm" svg:width="2.217cm" svg:height="1.06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9">;</text:span><text:tab/><text:tab/></text:p>
      <text:p text:style-name="P2"><text:tab/><text:span text:style-name="T23">return</text:span> 2 * sum;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)</text:p>
      <text:p text:style-name="P3"/>
      <text:p text:style-name="P3"><draw:frame draw:style-name="fr2" draw:name="Object22" text:anchor-type="paragraph" svg:width="16.891cm" svg:height="3.417cm" draw:z-index="0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3"/>
      <text:p text:style-name="P3">Aufgabe 5:</text:p>
      <text:p text:style-name="P3">a) </text:p>
      <text:p text:style-name="P8"><text:span text:style-name="T4">2 </text:span><text:span text:style-name="T1">n+1</text:span><text:span text:style-name="T4"> ∈ O(2</text:span><text:span text:style-name="T1">n</text:span><text:span text:style-name="T4">) mit f(n) = 2</text:span><text:span text:style-name="T1">n <text:s/></text:span><text:span text:style-name="T4">und g(n) = 2 </text:span><text:span text:style-name="T1">n+1</text:span></text:p>
      <text:p text:style-name="P3">daraus folgt: </text:p>
      <text:list xml:id="list1814742826" text:style-name="L1">
        <text:list-item>
          <text:p text:style-name="P12">2 <text:span text:style-name="T17">n+1</text:span> ≤ c * 2<text:span text:style-name="T17">n</text:span> </text:p>
        </text:list-item>
        <text:list-item>
          <text:p text:style-name="P12">nach n umstellen: </text:p>
          <text:p text:style-name="P12">2 <text:span text:style-name="T17">n+1</text:span> ≤ c * 2<text:span text:style-name="T17">n</text:span> <text:tab/><text:tab/>| log<text:span text:style-name="T16">2</text:span></text:p>
          <text:p text:style-name="P12">n+1 ≤ log<text:span text:style-name="T16">2</text:span>c + n <text:s text:c="3"/><text:tab/>| - n </text:p>
          <text:p text:style-name="P12">1 ≤ log<text:span text:style-name="T16">2</text:span>c<text:tab/><text:tab/>| 2<text:span text:style-name="T17">( )</text:span></text:p>
          <text:p text:style-name="P17"><text:span text:style-name="T4">2</text:span><text:span text:style-name="T1">1 </text:span><text:span text:style-name="T4">≤ c</text:span></text:p>
          <text:p text:style-name="P12">n ist weggefallen: </text:p>
          <text:p text:style-name="P19"><text:span text:style-name="T6">die Ungleichung ist erfüllt, wenn c </text:span><text:span text:style-name="T10">≥ 2</text:span><text:span text:style-name="T6">.</text:span></text:p>
        </text:list-item>
        <text:list-item>
          <text:p text:style-name="P12">Schluss:</text:p>
          <text:p text:style-name="P12">Also gilt für g(n) = 2 <text:span text:style-name="T17">n+1</text:span> und f(n) = 2<text:span text:style-name="T17">n </text:span><text:s/>und <text:s/>c <text:span text:style-name="T12">≥ 2 </text:span>die Aussage g ∈ O(f) </text:p>
          <text:p text:style-name="P12">2 <text:span text:style-name="T17">n+1</text:span> = 2 * 2<text:span text:style-name="T17">n</text:span> </text:p>
        </text:list-item>
      </text:list>
      <text:list xml:id="list1870008130" text:style-name="L2">
        <text:list-item>
          <text:p text:style-name="P13">q.e.d.</text:p>
        </text:list-item>
      </text:list>
      <text:p text:style-name="P3"/>
      <text:p text:style-name="P3">b) <text:s/></text:p>
      <text:p text:style-name="P3">2 <text:span text:style-name="T17">n+1</text:span> ∈ <text:span text:style-name="T13">Ω</text:span>(2<text:span text:style-name="T17">n</text:span>) mit f(n) = 2<text:span text:style-name="T17">n <text:s/></text:span>und g(n) = 2 <text:span text:style-name="T17">n+1</text:span></text:p>
      <text:p text:style-name="P3">daraus folgt: </text:p>
      <text:p text:style-name="P3">1.<text:tab/>c * f(n) ≤ g(n)</text:p>
      <text:p text:style-name="P3">2.<text:tab/>umstell<text:tab/>en:</text:p>
      <text:p text:style-name="P3"><text:tab/>c * 2<text:span text:style-name="T17">n</text:span> ≤ 2 <text:span text:style-name="T17">n+1<text:tab/><text:tab/></text:span>| log<text:span text:style-name="T16">2</text:span></text:p>
      <text:p text:style-name="P3"><text:tab/> log<text:span text:style-name="T16">2</text:span>c + n ≤ n + 1<text:tab/>| -n</text:p>
      <text:p text:style-name="P3"><text:tab/> log<text:span text:style-name="T16">2</text:span>c ≤ 1<text:tab/><text:tab/>| 2<text:span text:style-name="T17">( )</text:span></text:p>
      <text:p text:style-name="P3"><text:span text:style-name="T17"><text:tab/></text:span>c ≤ 2</text:p>
      <text:p text:style-name="P3"/>
      <text:p text:style-name="P3"><text:soft-page-break/></text:p>
      <text:p text:style-name="P3">3.<text:tab/>Schluss:</text:p>
      <text:p text:style-name="P3">die Ungleichung ist erfüllt, wenn c ≤<text:span text:style-name="T12"> 2.</text:span></text:p>
      <text:list xml:id="list1719073989" text:continue-list="list1814742826" text:style-name="L1">
        <text:list-header>
          <text:p text:style-name="P12">Also gilt für g(n) = 2 <text:span text:style-name="T17">n+1</text:span> und f(n) = 2<text:span text:style-name="T17">n </text:span><text:s/>und <text:s/>c ≤<text:span text:style-name="T12"> 2 </text:span>die Aussage g ∈ <text:span text:style-name="T13">Ω</text:span>(f) </text:p>
          <text:p text:style-name="P12">2 <text:span text:style-name="T17">n+1</text:span> = 2 * 2<text:span text:style-name="T17">n</text:span> </text:p>
        </text:list-header>
      </text:list>
      <text:list xml:id="list2063405296" text:style-name="L3">
        <text:list-item>
          <text:p text:style-name="P14">q.e.d.</text:p>
          <text:p text:style-name="P14"/>
        </text:list-item>
      </text:list>
      <text:p text:style-name="P3">c) Zu beweisen:</text:p>
      <text:p text:style-name="P3"><draw:frame draw:style-name="fr1" draw:name="Objekt1" text:anchor-type="as-char" svg:y="-0.661cm" svg:width="1.632cm" svg:height="1.041cm" draw:z-index="4"><draw:object xlink:href="./Object 4" xlink:type="simple" xlink:show="embed" xlink:actuate="onLoad"/><draw:image xlink:href="./ObjectReplacements/Object 4" xlink:type="simple" xlink:show="embed" xlink:actuate="onLoad"/></draw:frame> ∈ O(n²)</text:p>
      <text:p text:style-name="P3"><draw:frame draw:style-name="fr1" draw:name="Object5" text:anchor-type="as-char" svg:y="-0.661cm" svg:width="3.597cm" svg:height="1.041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">Rechenregel der Addition: </text:p>
      <text:p text:style-name="P18"><text:span text:style-name="T3">f <text:s/>= </text:span><text:span text:style-name="T8"><draw:frame draw:style-name="fr3" draw:name="Object6" text:anchor-type="as-char" svg:y="-0.619cm" svg:width="0.893cm" svg:height="0.998cm" draw:z-index="8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">g = <draw:frame draw:style-name="fr3" draw:name="Object7" text:anchor-type="as-char" svg:y="-0.621cm" svg:width="1.071cm" svg:height="1cm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">f + g ∈ O(max{f,g}) <text:s/>= O(f) da g ∈ O(f) <text:s/>= <draw:frame draw:style-name="fr3" draw:name="Object8" text:anchor-type="as-char" svg:y="-0.621cm" svg:width="1.071cm" svg:height="1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 ∈ O(n²)</text:p>
      <text:p text:style-name="P3">daraus folgt Terme niedrigerer Ordnung als n² fallen weg (Folie 33):</text:p>
      <text:p text:style-name="P3"><draw:frame draw:style-name="fr1" draw:name="Object3" text:anchor-type="as-char" svg:y="-0.621cm" svg:width="0.894cm" svg:height="1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∈ O(n²)<text:tab/></text:p>
      <text:p text:style-name="P3">Rechenregel der Multiplikation: <text:s/></text:p>
      <text:p text:style-name="P3">a = <draw:frame draw:style-name="fr1" draw:name="Object4" text:anchor-type="as-char" svg:y="-0.621cm" svg:width="0.503cm" svg:height="1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>b = <text:s text:c="2"/>n²</text:p>
      <text:p text:style-name="Text_20_body"><text:span text:style-name="T7">a ∈ O(1) </text:span><text:span text:style-name="T11">∧ b ∈ O(n²) → a * b ∈ O(1 * n²)</text:span></text:p>
      <text:p text:style-name="Text_20_body"><text:span text:style-name="T11">daraus folgt, mit Bezug auf Folie 33, konstante Faktoren fallen weg:</text:span></text:p>
      <text:p text:style-name="Text_20_body"><text:span text:style-name="T11">n² ∈ O(n²)</text:span></text:p>
      <text:list xml:id="list1998071430" text:style-name="L4">
        <text:list-item>
          <text:p text:style-name="P20"><text:span text:style-name="T11">q.e.d.</text:span></text:p>
        </text:list-item>
      </text:list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oft-page-break/><text:span text:style-name="T11">d)</text:span></text:p>
      <text:p text:style-name="P3"><text:span text:style-name="T12"><draw:frame draw:style-name="fr3" draw:name="Object9" text:anchor-type="as-char" svg:y="-0.386cm" svg:width="5.004cm" svg:height="0.508cm" draw:z-index="11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><text:span text:style-name="T12">=</text:span><text:span text:style-name="T12"><draw:frame draw:style-name="fr3" draw:name="Object10" text:anchor-type="as-char" svg:y="-0.437cm" svg:width="6.572cm" svg:height="0.527cm" draw:z-index="12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"><text:span text:style-name="T12">Terme Niedrigerer Ordnung als das Polynom fallen weg:</text:span></text:p>
      <text:p text:style-name="P3"><text:span text:style-name="T12"><draw:frame draw:style-name="fr3" draw:name="Object12" text:anchor-type="as-char" svg:y="-0.437cm" svg:width="7.257cm" svg:height="0.559cm" draw:z-index="13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3"><text:span text:style-name="T12">=</text:span><text:span text:style-name="T12"><draw:frame draw:style-name="fr3" draw:name="Object11" text:anchor-type="as-char" svg:y="-0.437cm" svg:width="2.284cm" svg:height="0.559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3"><text:span text:style-name="T12">Konstante Faktoren fallen weg:</text:span></text:p>
      <text:p text:style-name="P3"><text:span text:style-name="T12"><draw:frame draw:style-name="fr3" draw:name="Object13" text:anchor-type="as-char" svg:y="-0.437cm" svg:width="2.284cm" svg:height="0.559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3"><text:span text:style-name="T12">=</text:span><text:span text:style-name="T12"><draw:frame draw:style-name="fr3" draw:name="Object14" text:anchor-type="as-char" svg:y="-0.437cm" svg:width="1.221cm" svg:height="0.559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list xml:id="list1344037239" text:style-name="L5">
        <text:list-item>
          <text:p text:style-name="P15"><text:span text:style-name="T12">q.e.d.</text:span></text:p>
        </text:list-item>
      </text:list>
      <text:p text:style-name="P3"><text:span text:style-name="T12">e)</text:span></text:p>
      <text:p text:style-name="P3"><text:span text:style-name="T12"><draw:frame draw:style-name="fr3" draw:name="Object15" text:anchor-type="as-char" svg:y="-0.681cm" svg:width="2.129cm" svg:height="1.094cm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3"><text:span text:style-name="T12">=</text:span><text:span text:style-name="T12"><draw:frame draw:style-name="fr3" draw:name="Object16" text:anchor-type="as-char" svg:y="-0.723cm" svg:width="3.083cm" svg:height="0.845c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"><text:span text:style-name="T12">=</text:span><text:span text:style-name="T12"><draw:frame draw:style-name="fr3" draw:name="Object17" text:anchor-type="as-char" svg:y="-0.723cm" svg:width="2.873cm" svg:height="0.813cm" draw:z-index="19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3"><text:span text:style-name="T12">Terme Niedrigerer Ordnung als das Polynom fallen weg:</text:span></text:p>
      <text:p text:style-name="P3"><text:span text:style-name="T12"><draw:frame draw:style-name="fr3" draw:name="Object19" text:anchor-type="as-char" svg:y="-0.723cm" svg:width="3.545cm" svg:height="0.845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2">=</text:span><text:span text:style-name="T12"><draw:frame draw:style-name="fr3" draw:name="Object18" text:anchor-type="as-char" svg:y="-0.723cm" svg:width="1.27cm" svg:height="0.845cm" draw:z-index="21"><draw:object xlink:href="./Object 20" xlink:type="simple" xlink:show="embed" xlink:actuate="onLoad"/><draw:image xlink:href="./ObjectReplacements/Object 20" xlink:type="simple" xlink:show="embed" xlink:actuate="onLoad"/></draw:frame></text:span><text:span text:style-name="T12">=</text:span><text:span text:style-name="T12"><draw:frame draw:style-name="fr3" draw:name="Object24" text:anchor-type="as-char" svg:y="-0.415cm" svg:width="1.706cm" svg:height="0.536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list xml:id="list123524025" text:style-name="L6">
        <text:list-item>
          <text:p text:style-name="P16"><text:span text:style-name="T12">q.e.d.</text:span></text:p>
        </text:list-item>
      </text:list>
      <text:p text:style-name="P3"><text:span text:style-name="T12"/></text:p>
      <text:p text:style-name="P3"><text:span text:style-name="T12">f)</text:span></text:p>
      <text:p text:style-name="P3"><text:span text:style-name="T12"><draw:frame draw:style-name="fr3" draw:name="Object25" text:anchor-type="as-char" svg:y="-0.386cm" svg:width="2.926cm" svg:height="0.508cm" draw:z-index="23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3"><text:span text:style-name="T12"><draw:frame draw:style-name="fr3" draw:name="Object23" text:anchor-type="as-char" svg:y="-0.386cm" svg:width="1.416cm" svg:height="0.508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12"> = </text:span><text:span text:style-name="T12"><draw:frame draw:style-name="fr3" draw:name="Object20" text:anchor-type="as-char" svg:y="-0.386cm" svg:width="1.773cm" svg:height="0.508cm" draw:z-index="24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3"><text:span text:style-name="T12"><draw:frame draw:style-name="fr3" draw:name="Object27" text:anchor-type="as-char" svg:y="-0.386cm" svg:width="1.773cm" svg:height="0.508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 ≤ </text:span><text:span text:style-name="T12"><draw:frame draw:style-name="fr3" draw:name="Object26" text:anchor-type="as-char" svg:y="-0.377cm" svg:width="0.958cm" svg:height="0.467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12"><text:tab/>| :n!</text:span></text:p>
      <text:p text:style-name="P3"><text:span text:style-name="T12">n + 1 ≤ c<text:tab/><text:tab/><text:tab/>| -1</text:span></text:p>
      <text:p text:style-name="P3"><text:span text:style-name="T12">n ≤ c – 1</text:span></text:p>
      <text:p text:style-name="P3"><text:span text:style-name="T12">Da (c-1) konstant ist und n unendlich groß werden kann ist die Ungleichung nicht erfüllt:</text:span></text:p>
      <text:p text:style-name="P10"><text:span text:style-name="T15"><draw:frame draw:style-name="fr3" draw:name="Object28" text:anchor-type="as-char" svg:y="-0.386cm" svg:width="2.933cm" svg:height="0.51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30T11:00:59</meta:creation-date>
    <dc:date>2016-04-08T14:03:14</dc:date>
    <meta:editing-duration>PT5H46M15S</meta:editing-duration>
    <meta:editing-cycles>81</meta:editing-cycles>
    <meta:generator>LibreOffice/3.5$Linux_X86_64 LibreOffice_project/350m1$Build-2</meta:generator>
    <dc:creator>Oertelt </dc:creator>
    <meta:document-statistic meta:table-count="0" meta:image-count="0" meta:object-count="29" meta:page-count="4" meta:paragraph-count="99" meta:word-count="458" meta:character-count="2010" meta:non-whitespace-character-count="1553"/>
  </office:meta>
</office:document-meta>
</file>

<file path=Object 1/content.xml><?xml version="1.0" encoding="utf-8"?>
<math xmlns="http://www.w3.org/1998/Math/MathML">
  <semantics>
    <mrow>
      <mfrac>
        <mrow>
          <msup>
            <mrow>
              <mo stretchy="false">(</mo>
              <mrow>
                <mrow>
                  <mi>x</mi>
                  <mo stretchy="false">−</mo>
                  <mn>1</mn>
                </mrow>
              </mrow>
              <mo stretchy="false">)</mo>
            </mrow>
            <mrow>
              <mrow>
                <mn>2k</mn>
                <mo stretchy="false">+</mo>
                <mn>1</mn>
              </mrow>
            </mrow>
          </msup>
        </mrow>
        <mrow>
          <mrow>
            <mo stretchy="false">(</mo>
            <mrow>
              <mrow>
                <mn>2k</mn>
                <mo stretchy="false">+</mo>
                <mn>1</mn>
              </mrow>
            </mrow>
            <mo stretchy="false">)</mo>
          </mrow>
          <mover accent="true">
            <msup>
              <mrow>
                <mo stretchy="false">(</mo>
                <mrow>
                  <mrow>
                    <mi>x</mi>
                    <mo stretchy="false">+</mo>
                    <mn>1</mn>
                  </mrow>
                </mrow>
                <mo stretchy="false">)</mo>
              </mrow>
              <mrow>
                <mrow>
                  <mn>2k</mn>
                  <mo stretchy="false">+</mo>
                  <mn>1</mn>
                </mrow>
              </mrow>
            </msup>
            <mo stretchy="false">˙</mo>
          </mover>
        </mrow>
      </mfrac>
    </mrow>
    <annotation encoding="StarMath 5.0">{(x - 1)^{2k + 1}} over {(2k + 1) dot (x + 1)^{2k+1}} </annotation>
  </semantics>
</math>
</file>

<file path=Object 10/content.xml><?xml version="1.0" encoding="utf-8"?>
<math xmlns="http://www.w3.org/1998/Math/MathML">
  <semantics>
    <mrow>
      <mrow>
        <mfrac>
          <mrow>
            <mi>n</mi>
            <mrow>
              <mo stretchy="false">(</mo>
              <mrow>
                <mrow>
                  <mi>n</mi>
                  <mo stretchy="false">−</mo>
                  <mn>2</mn>
                </mrow>
              </mrow>
              <mo stretchy="false">)</mo>
            </mrow>
          </mrow>
          <mrow>
            <mn>3</mn>
          </mrow>
        </mfrac>
        <mo stretchy="false">=</mo>
        <mfrac>
          <mrow>
            <mn>1</mn>
          </mrow>
          <mrow>
            <mn>3</mn>
          </mrow>
        </mfrac>
      </mrow>
      <mrow>
        <mrow>
          <msup>
            <mi>n</mi>
            <mn>2</mn>
          </msup>
          <mo stretchy="false">−</mo>
          <mfrac>
            <mrow>
              <mn>2</mn>
            </mrow>
            <mrow>
              <mn>3</mn>
            </mrow>
          </mfrac>
        </mrow>
        <mi>n</mi>
      </mrow>
    </mrow>
    <annotation encoding="StarMath 5.0">{n(n-2)} over {3} = {1} over {3}{n^2-{2}over{3}n}</annotation>
  </semantics>
</math>
</file>

<file path=Object 11/content.xml><?xml version="1.0" encoding="utf-8"?>
<math xmlns="http://www.w3.org/1998/Math/MathML">
  <semantics>
    <mrow>
      <mfrac>
        <mrow>
          <mn>1</mn>
        </mrow>
        <mrow>
          <mn>3</mn>
        </mrow>
      </mfrac>
      <mrow>
        <msup>
          <mi>n</mi>
          <mn>2</mn>
        </msup>
      </mrow>
    </mrow>
    <annotation encoding="StarMath 5.0">{1} over {3}{n^2}</annotation>
  </semantics>
</math>
</file>

<file path=Object 12/content.xml><?xml version="1.0" encoding="utf-8"?>
<math xmlns="http://www.w3.org/1998/Math/MathML">
  <semantics>
    <mrow>
      <mfrac>
        <mrow>
          <mrow>
            <mo stretchy="false">−</mo>
            <mn>2</mn>
          </mrow>
        </mrow>
        <mrow>
          <mn>3</mn>
        </mrow>
      </mfrac>
      <mrow>
        <mi>n</mi>
      </mrow>
    </mrow>
    <annotation encoding="StarMath 5.0">{-2} over {3}{n}</annotation>
  </semantics>
</math>
</file>

<file path=Object 13/content.xml><?xml version="1.0" encoding="utf-8"?>
<math xmlns="http://www.w3.org/1998/Math/MathML">
  <semantics>
    <mrow>
      <mfrac>
        <mrow>
          <mrow>
            <mo stretchy="false">−</mo>
            <mn>2</mn>
          </mrow>
        </mrow>
        <mrow>
          <mn>3</mn>
        </mrow>
      </mfrac>
      <mrow>
        <mi>n</mi>
      </mrow>
    </mrow>
    <annotation encoding="StarMath 5.0">{-2} over {3}{n}</annotation>
  </semantics>
</math>
</file>

<file path=Object 14/content.xml><?xml version="1.0" encoding="utf-8"?>
<math xmlns="http://www.w3.org/1998/Math/MathML">
  <semantics>
    <mrow>
      <mi>O</mi>
      <mrow>
        <mo stretchy="false">(</mo>
        <mrow>
          <msup>
            <mn>10000n</mn>
            <mn>3</mn>
          </msup>
        </mrow>
        <mo stretchy="false">)</mo>
      </mrow>
    </mrow>
    <annotation encoding="StarMath 5.0">O(10000n^3
)

</annotation>
  </semantics>
</math>
</file>

<file path=Object 15/content.xml><?xml version="1.0" encoding="utf-8"?>
<math xmlns="http://www.w3.org/1998/Math/MathML">
  <semantics>
    <mrow>
      <mi>O</mi>
      <mrow>
        <mo stretchy="false">(</mo>
        <mrow>
          <msup>
            <mn>10000n</mn>
            <mn>3</mn>
          </msup>
        </mrow>
        <mo stretchy="false">)</mo>
      </mrow>
    </mrow>
    <annotation encoding="StarMath 5.0">O(10000n^3)

</annotation>
  </semantics>
</math>
</file>

<file path=Object 16/content.xml><?xml version="1.0" encoding="utf-8"?>
<math xmlns="http://www.w3.org/1998/Math/MathML">
  <semantics>
    <mrow>
      <mi>O</mi>
      <mrow>
        <mo stretchy="false">(</mo>
        <mrow>
          <msup>
            <mi>n</mi>
            <mn>3</mn>
          </msup>
        </mrow>
        <mo stretchy="false">)</mo>
      </mrow>
    </mrow>
    <annotation encoding="StarMath 5.0">O(n^3
)

</annotation>
  </semantics>
</math>
</file>

<file path=Object 17/content.xml><?xml version="1.0" encoding="utf-8"?>
<math xmlns="http://www.w3.org/1998/Math/MathML">
  <semantics>
    <mrow>
      <mfrac>
        <mrow>
          <mrow>
            <msup>
              <mi>n</mi>
              <mn>2</mn>
            </msup>
            <mo stretchy="false">+</mo>
            <mn>19n</mn>
          </mrow>
          <mi>–</mi>
          <mn>2</mn>
        </mrow>
        <msqrt>
          <mi>n</mi>
        </msqrt>
      </mfrac>
    </mrow>
    <annotation encoding="StarMath 5.0">{n^2 + 19n – 2} over sqrt n</annotation>
  </semantics>
</math>
</file>

<file path=Object 18/content.xml><?xml version="1.0" encoding="utf-8"?>
<math xmlns="http://www.w3.org/1998/Math/MathML">
  <semantics>
    <mrow>
      <mrow>
        <mrow>
          <mo stretchy="false">(</mo>
          <mrow>
            <mrow>
              <mrow>
                <msup>
                  <mi>n</mi>
                  <mn>2</mn>
                </msup>
                <mo stretchy="false">+</mo>
                <mn>19n</mn>
              </mrow>
              <mo stretchy="false">−</mo>
              <mn>2</mn>
            </mrow>
          </mrow>
          <mo stretchy="false">)</mo>
        </mrow>
        <mo stretchy="false">⋅</mo>
        <msup>
          <mi>n</mi>
          <mrow>
            <mo stretchy="false">−</mo>
            <mrow>
              <mfrac>
                <mrow>
                  <mn>1</mn>
                </mrow>
                <mrow>
                  <mn>2</mn>
                </mrow>
              </mfrac>
            </mrow>
          </mrow>
        </msup>
      </mrow>
    </mrow>
    <annotation encoding="StarMath 5.0">(n^2+19n-2) cdot n^-{{1}over{2}}</annotation>
  </semantics>
</math>
</file>

<file path=Object 19/content.xml><?xml version="1.0" encoding="utf-8"?>
<math xmlns="http://www.w3.org/1998/Math/MathML">
  <semantics>
    <mrow>
      <mrow>
        <mrow>
          <msup>
            <mi>n</mi>
            <mrow>
              <mfrac>
                <mrow>
                  <mn>3</mn>
                </mrow>
                <mrow>
                  <mn>2</mn>
                </mrow>
              </mfrac>
            </mrow>
          </msup>
          <mo stretchy="false">+</mo>
          <msup>
            <mn>19n</mn>
            <mrow>
              <mfrac>
                <mrow>
                  <mn>1</mn>
                </mrow>
                <mrow>
                  <mn>2</mn>
                </mrow>
              </mfrac>
            </mrow>
          </msup>
        </mrow>
        <mo stretchy="false">−</mo>
        <msup>
          <mn>2n</mn>
          <mrow>
            <mo stretchy="false">−</mo>
            <mrow>
              <mfrac>
                <mrow>
                  <mn>1</mn>
                </mrow>
                <mrow>
                  <mn>2</mn>
                </mrow>
              </mfrac>
            </mrow>
          </mrow>
        </msup>
      </mrow>
    </mrow>
    <annotation encoding="StarMath 5.0">n^{{3}over{2}}+19n^{{1}over{2}}-2n^-{{1}over{2}}</annotation>
  </semantics>
</math>
</file>

<file path=Object 2/content.xml><?xml version="1.0" encoding="utf-8"?>
<math xmlns="http://www.w3.org/1998/Math/MathML">
  <semantics>
    <mrow>
      <mfrac>
        <mrow>
          <msup>
            <mi mathvariant="italic">bruch</mi>
            <mrow>
              <mi mathvariant="italic">exponent</mi>
            </mrow>
          </msup>
        </mrow>
        <mrow>
          <mi mathvariant="italic">exponent</mi>
        </mrow>
      </mfrac>
    </mrow>
    <annotation encoding="StarMath 5.0">{bruch^{exponent}} over {exponent} </annotation>
  </semantics>
</math>
</file>

<file path=Object 20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row>
                  <mn>3</mn>
                </mrow>
                <mrow>
                  <mn>2</mn>
                </mrow>
              </mfrac>
            </mrow>
          </msup>
        </mrow>
        <mo stretchy="false">)</mo>
      </mrow>
    </mrow>
    <annotation encoding="StarMath 5.0">O(n^{{3}over{2}})
</annotation>
  </semantics>
</math>
</file>

<file path=Object 21/content.xml><?xml version="1.0" encoding="utf-8"?>
<math xmlns="http://www.w3.org/1998/Math/MathML">
  <semantics>
    <mrow>
      <mi>O</mi>
      <mrow>
        <mo stretchy="false">(</mo>
        <mrow>
          <mrow>
            <mrow>
              <msup>
                <mi>n</mi>
                <mrow>
                  <mfrac>
                    <mrow>
                      <mn>3</mn>
                    </mrow>
                    <mrow>
                      <mn>2</mn>
                    </mrow>
                  </mfrac>
                </mrow>
              </msup>
              <mo stretchy="false">+</mo>
              <msup>
                <mn>19n</mn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sup>
            </mrow>
            <mo stretchy="false">−</mo>
            <msup>
              <mn>2n</mn>
              <mrow>
                <mo stretchy="false">−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</msup>
          </mrow>
        </mrow>
        <mo stretchy="false">)</mo>
      </mrow>
    </mrow>
    <annotation encoding="StarMath 5.0">O(n^{{3}over{2}}+19n^{{1}over{2}}-2n^-{{1}over{2}})</annotation>
  </semantics>
</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Hindi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Droid Sans Fallback" style:font-name-complex="Lohit Hindi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column table:style-name="co1" table:default-cell-style-name="ce27"/>
        <table:table-row table:style-name="ro1">
          <table:table-cell table:style-name="ce1"/>
          <table:table-cell table:style-name="ce4" table:number-columns-repeated="1022"/>
          <table:table-cell table:style-name="ce26"/>
        </table:table-row>
        <table:table-row table:style-name="ro1">
          <table:table-cell/>
          <table:table-cell table:style-name="ce5"/>
          <table:table-cell table:style-name="ce10"/>
          <table:table-cell table:style-name="ce14" office:value-type="string">
            <text:p>Alg c</text:p>
          </table:table-cell>
          <table:table-cell table:style-name="ce17"/>
          <table:table-cell table:style-name="ce10"/>
          <table:table-cell table:style-name="ce14" office:value-type="string">
            <text:p>Alg d</text:p>
          </table:table-cell>
          <table:table-cell table:style-name="ce17"/>
          <table:table-cell table:style-name="ce5"/>
          <table:table-cell table:style-name="ce5" office:value-type="string">
            <text:p>Alg mit 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>
            <text:p>Eingabe</text:p>
          </table:table-cell>
          <table:table-cell table:style-name="ce6" office:value-type="string">
            <text:p>5 Schritte</text:p>
          </table:table-cell>
          <table:table-cell table:style-name="ce15" office:value-type="string">
            <text:p>10 Schritte</text:p>
          </table:table-cell>
          <table:table-cell table:style-name="ce18" office:value-type="string">
            <text:p>20 Schritte</text:p>
          </table:table-cell>
          <table:table-cell table:style-name="ce6" office:value-type="string">
            <text:p>5 Schritte</text:p>
          </table:table-cell>
          <table:table-cell table:style-name="ce15" office:value-type="string">
            <text:p>10 Schritte</text:p>
          </table:table-cell>
          <table:table-cell table:style-name="ce18" office:value-type="string">
            <text:p>20 Schritte</text:p>
          </table:table-cell>
          <table:table-cell table:style-name="ce8" office:value-type="string">
            <text:p>Taschenrechner</text:p>
          </table:table-cell>
          <table:table-cell table:style-name="ce7" office:value-type="string">
            <text:p>Eps = 1E-9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0">
            <text:p>0</text:p>
          </table:table-cell>
          <table:table-cell table:style-name="ce10" office:value-type="float" office:value="-3.574">
            <text:p>-3,574</text:p>
          </table:table-cell>
          <table:table-cell table:style-name="ce14" office:value-type="float" office:value="-4.267">
            <text:p>-4,267</text:p>
          </table:table-cell>
          <table:table-cell table:style-name="ce12" office:value-type="float" office:value="-4.267">
            <text:p>-4,267</text:p>
          </table:table-cell>
          <table:table-cell table:style-name="ce10" office:value-type="float" office:value="-3.574">
            <text:p>-3,574</text:p>
          </table:table-cell>
          <table:table-cell table:style-name="ce14" office:value-type="float" office:value="-4.267">
            <text:p>-4,267</text:p>
          </table:table-cell>
          <table:table-cell table:style-name="ce17" office:value-type="float" office:value="-4.267">
            <text:p>-4,267</text:p>
          </table:table-cell>
          <table:table-cell table:style-name="ce7" office:value-type="string">
            <text:p>Error</text:p>
          </table:table-cell>
          <table:table-cell table:style-name="ce5" office:value-type="float" office:value="-21.994">
            <text:p>-21,99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">
            <text:p>2</text:p>
          </table:table-cell>
          <table:table-cell table:style-name="ce11" office:value-type="float" office:value="0.693">
            <text:p>0,693</text:p>
          </table:table-cell>
          <table:table-cell table:style-name="ce16" office:value-type="float" office:value="0.693">
            <text:p>0,693</text:p>
          </table:table-cell>
          <table:table-cell table:style-name="ce19" office:value-type="float" office:value="0.693">
            <text:p>0,693</text:p>
          </table:table-cell>
          <table:table-cell table:style-name="ce11" office:value-type="float" office:value="0.693">
            <text:p>0,693</text:p>
          </table:table-cell>
          <table:table-cell table:style-name="ce16" office:value-type="float" office:value="0.693">
            <text:p>0,693</text:p>
          </table:table-cell>
          <table:table-cell table:style-name="ce19" office:value-type="float" office:value="0.693">
            <text:p>0,693</text:p>
          </table:table-cell>
          <table:table-cell table:number-columns-repeated="2" table:style-name="ce7" office:value-type="float" office:value="0.693">
            <text:p>0,693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4">
            <text:p>4</text:p>
          </table:table-cell>
          <table:table-cell table:style-name="ce12" office:value-type="float" office:value="1.385">
            <text:p>1,385</text:p>
          </table:table-cell>
          <table:table-cell table:number-columns-repeated="2" table:style-name="ce12" office:value-type="float" office:value="1.386">
            <text:p>1,386</text:p>
          </table:table-cell>
          <table:table-cell table:style-name="ce22" office:value-type="float" office:value="1.385">
            <text:p>1,385</text:p>
          </table:table-cell>
          <table:table-cell table:number-columns-repeated="2" table:style-name="ce12" office:value-type="float" office:value="1.386">
            <text:p>1,386</text:p>
          </table:table-cell>
          <table:table-cell table:style-name="ce24" office:value-type="float" office:value="1.386">
            <text:p>1,386</text:p>
          </table:table-cell>
          <table:table-cell table:style-name="ce25" office:value-type="float" office:value="1.386">
            <text:p>1,38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8">
            <text:p>8</text:p>
          </table:table-cell>
          <table:table-cell table:style-name="ce12" office:value-type="float" office:value="2.055">
            <text:p>2,055</text:p>
          </table:table-cell>
          <table:table-cell table:style-name="ce12" office:value-type="float" office:value="2.078">
            <text:p>2,078</text:p>
          </table:table-cell>
          <table:table-cell table:style-name="ce20" office:value-type="float" office:value="2.079">
            <text:p>2,079</text:p>
          </table:table-cell>
          <table:table-cell table:style-name="ce22" office:value-type="float" office:value="2.055">
            <text:p>2,055</text:p>
          </table:table-cell>
          <table:table-cell table:style-name="ce12" office:value-type="float" office:value="2.078">
            <text:p>2,078</text:p>
          </table:table-cell>
          <table:table-cell table:style-name="ce20" office:value-type="float" office:value="2.079">
            <text:p>2,079</text:p>
          </table:table-cell>
          <table:table-cell table:number-columns-repeated="2" table:style-name="ce7" office:value-type="float" office:value="2.079">
            <text:p>2,079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>
            <text:p>10</text:p>
          </table:table-cell>
          <table:table-cell table:style-name="ce13" office:value-type="float" office:value="2.255">
            <text:p>2,255</text:p>
          </table:table-cell>
          <table:table-cell table:style-name="ce13" office:value-type="float" office:value="2.299">
            <text:p>2,299</text:p>
          </table:table-cell>
          <table:table-cell table:style-name="ce21" office:value-type="float" office:value="2.303">
            <text:p>2,303</text:p>
          </table:table-cell>
          <table:table-cell table:style-name="ce23" office:value-type="float" office:value="2.255">
            <text:p>2,255</text:p>
          </table:table-cell>
          <table:table-cell table:style-name="ce13" office:value-type="float" office:value="2.299">
            <text:p>2,299</text:p>
          </table:table-cell>
          <table:table-cell table:style-name="ce21" office:value-type="float" office:value="2.303">
            <text:p>2,303</text:p>
          </table:table-cell>
          <table:table-cell table:number-columns-repeated="2" table:style-name="ce8" office:value-type="float" office:value="2.303">
            <text:p>2,303</text:p>
          </table:table-cell>
          <table:table-cell table:number-columns-repeated="101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style-name="ce3"/>
          <table:table-cell table:style-name="ce9" table:number-columns-repeated="1022"/>
          <table:table-cell table:style-name="ce28"/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math xmlns="http://www.w3.org/1998/Math/MathML">
  <semantics>
    <mrow>
      <mi>n</mi>
      <mrow>
        <mi>!</mi>
        <mo stretchy="false">⋅</mo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</mrow>
    </mrow>
    <annotation encoding="StarMath 5.0">n! cdot (n + 1)</annotation>
  </semantics>
</math>
</file>

<file path=Object 24/content.xml><?xml version="1.0" encoding="utf-8"?>
<math xmlns="http://www.w3.org/1998/Math/MathML">
  <semantics>
    <mrow>
      <mrow>
        <mo stretchy="false">(</mo>
        <mrow>
          <mrow>
            <mi>n</mi>
            <mo stretchy="false">+</mo>
            <mn>1</mn>
          </mrow>
        </mrow>
        <mo stretchy="false">)</mo>
      </mrow>
      <mi>!</mi>
    </mrow>
    <annotation encoding="StarMath 5.0">(n + 1)!</annotation>
  </semantics>
</math>
</file>

<file path=Object 25/content.xml><?xml version="1.0" encoding="utf-8"?>
<math xmlns="http://www.w3.org/1998/Math/MathML">
  <semantics>
    <mrow>
      <mi>O</mi>
      <mrow>
        <mo stretchy="false">(</mo>
        <mrow>
          <mrow>
            <mi>n</mi>
            <mo stretchy="false">⋅</mo>
            <msqrt>
              <mi>n</mi>
            </msqrt>
          </mrow>
        </mrow>
        <mo stretchy="false">)</mo>
      </mrow>
    </mrow>
    <annotation encoding="StarMath 5.0">O(n cdot sqrt n)</annotation>
  </semantics>
</math>
</file>

<file path=Object 26/content.xml><?xml version="1.0" encoding="utf-8"?>
<math xmlns="http://www.w3.org/1998/Math/MathML">
  <semantics>
    <mrow>
      <mrow>
        <mo stretchy="false">(</mo>
        <mrow>
          <mrow>
            <mi>n</mi>
            <mo stretchy="false">+</mo>
            <mn>1</mn>
          </mrow>
        </mrow>
        <mo stretchy="false">)</mo>
      </mrow>
      <mi>!</mi>
      <mi>∈</mi>
      <mi>O</mi>
      <mrow>
        <mo stretchy="false">(</mo>
        <mrow>
          <mi>n</mi>
          <mi>!</mi>
        </mrow>
        <mo stretchy="false">)</mo>
      </mrow>
    </mrow>
    <annotation encoding="StarMath 5.0">(n + 1)!  ∈ O(n!)</annotation>
  </semantics>
</math>
</file>

<file path=Object 27/content.xml><?xml version="1.0" encoding="utf-8"?>
<math xmlns="http://www.w3.org/1998/Math/MathML">
  <semantics>
    <mrow>
      <mrow>
        <mi>c</mi>
        <mo stretchy="false">⋅</mo>
        <mi>n</mi>
      </mrow>
      <mi>!</mi>
    </mrow>
    <annotation encoding="StarMath 5.0">c cdot n!</annotation>
  </semantics>
</math>
</file>

<file path=Object 28/content.xml><?xml version="1.0" encoding="utf-8"?>
<math xmlns="http://www.w3.org/1998/Math/MathML">
  <semantics>
    <mrow>
      <mi>n</mi>
      <mrow>
        <mi>!</mi>
        <mo stretchy="false">⋅</mo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</mrow>
    </mrow>
    <annotation encoding="StarMath 5.0">n! cdot (n+1)</annotation>
  </semantics>
</math>
</file>

<file path=Object 29/content.xml><?xml version="1.0" encoding="utf-8"?>
<math xmlns="http://www.w3.org/1998/Math/MathML">
  <semantics>
    <mrow>
      <mrow>
        <mo stretchy="false">(</mo>
        <mrow>
          <mrow>
            <mi>n</mi>
            <mo stretchy="false">+</mo>
            <mn>1</mn>
          </mrow>
        </mrow>
        <mo stretchy="false">)</mo>
      </mrow>
      <mi>!</mi>
      <mi>∉</mi>
      <mi>O</mi>
      <mrow>
        <mo stretchy="false">(</mo>
        <mrow>
          <mi>n</mi>
          <mi>!</mi>
        </mrow>
        <mo stretchy="false">)</mo>
      </mrow>
    </mrow>
    <annotation encoding="StarMath 5.0">(n + 1)! ∉ O(n!)</annotation>
  </semantics>
</math>
</file>

<file path=Object 3/content.xml><?xml version="1.0" encoding="utf-8"?>
<math xmlns="http://www.w3.org/1998/Math/MathML">
  <semantics>
    <mrow>
      <mfrac>
        <mrow>
          <mrow>
            <mi>x</mi>
            <mo stretchy="false">−</mo>
            <mn>1</mn>
          </mrow>
        </mrow>
        <mrow>
          <mrow>
            <mi>x</mi>
            <mo stretchy="false">+</mo>
            <mn>1</mn>
          </mrow>
        </mrow>
      </mfrac>
    </mrow>
    <annotation encoding="StarMath 5.0">{x-1} over {x+1}</annotation>
  </semantics>
</math>
</file>

<file path=Object 4/content.xml><?xml version="1.0" encoding="utf-8"?>
<math xmlns="http://www.w3.org/1998/Math/MathML">
  <semantics>
    <mrow>
      <mfrac>
        <mrow>
          <mi>n</mi>
          <mrow>
            <mo stretchy="false">(</mo>
            <mrow>
              <mrow>
                <mi>n</mi>
                <mo stretchy="false">−</mo>
                <mn>2</mn>
              </mrow>
            </mrow>
            <mo stretchy="false">)</mo>
          </mrow>
        </mrow>
        <mrow>
          <mn>3</mn>
        </mrow>
      </mfrac>
    </mrow>
    <annotation encoding="StarMath 5.0">{n(n-2)} over {3} </annotation>
  </semantics>
</math>
</file>

<file path=Object 5/content.xml><?xml version="1.0" encoding="utf-8"?>
<math xmlns="http://www.w3.org/1998/Math/MathML">
  <semantics>
    <mrow>
      <mrow>
        <mrow>
          <mrow>
            <mrow>
              <mn>10000</mn>
            </mrow>
            <mo stretchy="false">⋅</mo>
            <mrow>
              <mi>n</mi>
            </mrow>
          </mrow>
          <mo stretchy="false">⋅</mo>
          <mrow>
            <mo stretchy="false">(</mo>
            <mrow>
              <mrow>
                <mi>n</mi>
                <mo stretchy="false">+</mo>
                <mn>100</mn>
              </mrow>
            </mrow>
            <mo stretchy="false">)</mo>
          </mrow>
        </mrow>
        <mo stretchy="false">⋅</mo>
        <mrow>
          <mo stretchy="false">(</mo>
          <mrow>
            <mrow>
              <mi>n</mi>
              <mo stretchy="false">+</mo>
              <mn>1000</mn>
            </mrow>
          </mrow>
          <mo stretchy="false">)</mo>
        </mrow>
      </mrow>
    </mrow>
    <annotation encoding="StarMath 5.0">{10000}cdot{n}cdot(n+100)cdot(n+1000)
</annotation>
  </semantics>
</math>
</file>

<file path=Object 6/content.xml><?xml version="1.0" encoding="utf-8"?>
<math xmlns="http://www.w3.org/1998/Math/MathML">
  <semantics>
    <mrow>
      <mrow>
        <mrow>
          <msup>
            <mn>10000n</mn>
            <mn>3</mn>
          </msup>
          <mo stretchy="false">+</mo>
          <msup>
            <mn>11000000n</mn>
            <mn>2</mn>
          </msup>
        </mrow>
        <mo stretchy="false">+</mo>
        <mn>1000000000n</mn>
      </mrow>
    </mrow>
    <annotation encoding="StarMath 5.0">10000n^3+11000000n^2+1000000000n
</annotation>
  </semantics>
</math>
</file>

<file path=Object 7/content.xml><?xml version="1.0" encoding="utf-8"?>
<math xmlns="http://www.w3.org/1998/Math/MathML">
  <semantics>
    <mrow>
      <mi>O</mi>
      <mrow>
        <mo stretchy="false">(</mo>
        <mrow>
          <mrow>
            <mrow>
              <msup>
                <mn>10000n</mn>
                <mn>3</mn>
              </msup>
              <mo stretchy="false">+</mo>
              <msup>
                <mn>11000000n</mn>
                <mn>2</mn>
              </msup>
            </mrow>
            <mo stretchy="false">+</mo>
            <mn>1000000000n</mn>
          </mrow>
        </mrow>
        <mo stretchy="false">)</mo>
      </mrow>
    </mrow>
    <annotation encoding="StarMath 5.0">O(10000n^3+11000000n^2+1000000000n)

</annotation>
  </semantics>
</math>
</file>

<file path=Object 8/content.xml><?xml version="1.0" encoding="utf-8"?>
<math xmlns="http://www.w3.org/1998/Math/MathML">
  <semantics>
    <mrow>
      <mfrac>
        <mrow>
          <mn>1</mn>
        </mrow>
        <mrow>
          <mn>3</mn>
        </mrow>
      </mfrac>
      <msup>
        <mi>n</mi>
        <mn>2</mn>
      </msup>
    </mrow>
    <annotation encoding="StarMath 5.0">{1} over {3}n^2</annotation>
  </semantics>
</math>
</file>

<file path=Object 9/content.xml><?xml version="1.0" encoding="utf-8"?>
<math xmlns="http://www.w3.org/1998/Math/MathML">
  <semantics>
    <mrow>
      <mfrac>
        <mrow>
          <mn>1</mn>
        </mrow>
        <mrow>
          <mn>3</mn>
        </mrow>
      </mfrac>
    </mrow>
    <annotation encoding="StarMath 5.0"> {1} over {3}</annotation>
  </semantics>
</math>
</file>